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40%"/>
    </style:style>
    <style:style style:name="P2" style:family="paragraph" style:parent-style-name="Standard">
      <style:paragraph-properties fo:line-height="40%"/>
      <style:text-properties officeooo:paragraph-rsid="00205d9f"/>
    </style:style>
    <style:style style:name="P3" style:family="paragraph" style:parent-style-name="Standard">
      <style:paragraph-properties fo:line-height="110%"/>
      <style:text-properties officeooo:paragraph-rsid="00205d9f"/>
    </style:style>
    <style:style style:name="P4" style:family="paragraph" style:parent-style-name="Standard">
      <style:paragraph-properties fo:line-height="110%" fo:text-align="justify" style:justify-single-word="false" fo:orphans="2" fo:widows="2"/>
      <style:text-properties officeooo:paragraph-rsid="00205d9f"/>
    </style:style>
    <style:style style:name="P5" style:family="paragraph" style:parent-style-name="Standard">
      <style:paragraph-properties fo:line-height="110%"/>
      <style:text-properties officeooo:rsid="0021da65" officeooo:paragraph-rsid="0021da65"/>
    </style:style>
    <style:style style:name="P6" style:family="paragraph" style:parent-style-name="Text_20_body">
      <style:text-properties officeooo:rsid="00205d9f" officeooo:paragraph-rsid="00205d9f"/>
    </style:style>
    <style:style style:name="P7" style:family="paragraph" style:parent-style-name="Text_20_body" style:list-style-name="L1">
      <style:paragraph-properties fo:line-height="40%"/>
      <style:text-properties officeooo:rsid="00205d9f" officeooo:paragraph-rsid="00205d9f"/>
    </style:style>
    <style:style style:name="P8" style:family="paragraph" style:parent-style-name="Text_20_body">
      <style:paragraph-properties fo:line-height="40%"/>
      <style:text-properties officeooo:rsid="00205d9f" officeooo:paragraph-rsid="00205d9f"/>
    </style:style>
    <style:style style:name="P9" style:family="paragraph" style:parent-style-name="Text_20_body">
      <style:text-properties officeooo:rsid="002b1b71" officeooo:paragraph-rsid="002b1b71"/>
    </style:style>
    <style:style style:name="P10" style:family="paragraph" style:parent-style-name="Text_20_body">
      <style:paragraph-properties fo:line-height="110%"/>
      <style:text-properties fo:font-variant="normal" fo:text-transform="none" fo:color="#333333" style:font-name="Open Sans" fo:font-size="10.5pt" fo:letter-spacing="normal" fo:font-style="normal" fo:font-weight="normal" officeooo:rsid="0021da65" officeooo:paragraph-rsid="0021da65"/>
    </style:style>
    <style:style style:name="P11" style:family="paragraph" style:parent-style-name="Text_20_body">
      <style:text-properties officeooo:rsid="002fc710" officeooo:paragraph-rsid="002fc710"/>
    </style:style>
    <style:style style:name="P12" style:family="paragraph" style:parent-style-name="Text_20_body" style:list-style-name="L4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Open Sans" fo:font-size="10.5pt" fo:letter-spacing="normal" fo:font-style="normal" fo:font-weight="normal"/>
    </style:style>
    <style:style style:name="P13" style:family="paragraph" style:parent-style-name="Standard" style:list-style-name="L2">
      <style:paragraph-properties fo:line-height="110%"/>
      <style:text-properties officeooo:paragraph-rsid="00205d9f"/>
    </style:style>
    <style:style style:name="P14" style:family="paragraph" style:parent-style-name="Standard" style:list-style-name="L3">
      <style:paragraph-properties fo:line-height="110%"/>
      <style:text-properties officeooo:paragraph-rsid="00205d9f"/>
    </style:style>
    <style:style style:name="P15" style:family="paragraph" style:parent-style-name="Standard">
      <style:paragraph-properties fo:line-height="110%"/>
      <style:text-properties officeooo:rsid="0021da65" officeooo:paragraph-rsid="0021da65"/>
    </style:style>
    <style:style style:name="P16" style:family="paragraph" style:parent-style-name="Standard" style:list-style-name="L5">
      <style:paragraph-properties fo:line-height="110%"/>
      <style:text-properties officeooo:rsid="0021da65" officeooo:paragraph-rsid="0021da65"/>
    </style:style>
    <style:style style:name="P17" style:family="paragraph" style:parent-style-name="Standard" style:list-style-name="L5">
      <style:paragraph-properties fo:line-height="110%"/>
      <style:text-properties officeooo:rsid="0021da65" officeooo:paragraph-rsid="002e364c"/>
    </style:style>
    <style:style style:name="P18" style:family="paragraph" style:parent-style-name="Standard">
      <style:paragraph-properties fo:line-height="110%"/>
      <style:text-properties officeooo:rsid="0021da65" officeooo:paragraph-rsid="002e364c"/>
    </style:style>
    <style:style style:name="P19" style:family="paragraph" style:parent-style-name="Standard" style:list-style-name="L3">
      <style:paragraph-properties fo:line-height="110%" fo:break-before="page"/>
      <style:text-properties officeooo:paragraph-rsid="00205d9f"/>
    </style:style>
    <style:style style:name="P20" style:family="paragraph" style:parent-style-name="Standard">
      <style:paragraph-properties fo:line-height="110%" fo:break-before="page"/>
      <style:text-properties officeooo:rsid="0021da65" officeooo:paragraph-rsid="0021da65"/>
    </style:style>
    <style:style style:name="P21" style:family="paragraph" style:parent-style-name="Heading_20_1">
      <style:text-properties officeooo:paragraph-rsid="001deb6a"/>
    </style:style>
    <style:style style:name="P22" style:family="paragraph" style:parent-style-name="Heading_20_1" style:master-page-name="First_20_Page">
      <style:paragraph-properties style:page-number="auto"/>
      <style:text-properties officeooo:rsid="00205d9f" officeooo:paragraph-rsid="00205d9f"/>
    </style:style>
    <style:style style:name="P23" style:family="paragraph" style:parent-style-name="Heading_20_2">
      <style:text-properties officeooo:paragraph-rsid="002e364c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2e36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24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99437124" text:style-name="Outline">
        <text:list-item>
          <text:h text:style-name="P22" text:outline-level="1">Servicios de jardineria</text:h>
        </text:list-item>
        <text:list-item>
          <text:h text:style-name="P21" text:outline-level="1"/>
        </text:list-item>
      </text:list>
      <text:p text:style-name="P9">Ejemplos De servicio</text:p>
      <text:p text:style-name="P9"/>
      <text:p text:style-name="P6"><text:a xlink:type="simple" xlink:href="http://www.paisajismosequoia.cl/" text:style-name="Internet_20_link" text:visited-style-name="Visited_20_Internet_20_Link">http://www.paisajismosequoia.cl</text:a></text:p>
      <text:list xml:id="list3577298408" text:style-name="L1">
        <text:list-item>
          <text:p text:style-name="P7">Diseño y Construcción de Áreas Verdes</text:p>
        </text:list-item>
        <text:list-item>
          <text:p text:style-name="P7">Rediseño y Planificación Eficiente de Áreas Verdes</text:p>
        </text:list-item>
        <text:list-item>
          <text:p text:style-name="P7">Mantención de Áreas Verdes Corporativas</text:p>
        </text:list-item>
        <text:list-item>
          <text:p text:style-name="P7">Riego Automático </text:p>
        </text:list-item>
        <text:list-item>
          <text:p text:style-name="P7">Mantención de Plantas y Jardines de Interior<text:tab/></text:p>
        </text:list-item>
        <text:list-item>
          <text:p text:style-name="P7">Servicios Especiales para Eventos<text:tab/></text:p>
        </text:list-item>
      </text:list>
      <text:p text:style-name="P8"/>
      <text:p text:style-name="P1"/>
      <text:p text:style-name="P2"><text:a xlink:type="simple" xlink:href="https://www.igarden.cl/" text:style-name="Internet_20_link" text:visited-style-name="Visited_20_Internet_20_Link">https://www.igarden.cl/</text:a></text:p>
      <text:list xml:id="list1833869562" text:style-name="L2">
        <text:list-item>
          <text:p text:style-name="P13">Construcción integral de áreas verdes; así como su restauración, renovación y mantención.</text:p>
        </text:list-item>
        <text:list-item>
          <text:p text:style-name="P13">Controles preventivos de plagas y enfermedades.</text:p>
        </text:list-item>
        <text:list-item>
          <text:p text:style-name="P13">Fertilizaciones, fumigaciones, podas.</text:p>
        </text:list-item>
        <text:list-item>
          <text:p text:style-name="P13">Renovación de plantas y flores de temporada.</text:p>
        </text:list-item>
        <text:list-item>
          <text:p text:style-name="P13">Mantenciones de áreas verdes</text:p>
        </text:list-item>
        <text:list-item>
          <text:p text:style-name="P13">Limpieza de sitios eriazos</text:p>
        </text:list-item>
        <text:list-item>
          <text:p text:style-name="P13">Tala de arboles</text:p>
        </text:list-item>
        <text:list-item>
          <text:p text:style-name="P13">Fumigaciones de jardines, (especialmente pulgones, conchuelas, escamas, etc.)</text:p>
        </text:list-item>
        <text:list-item>
          <text:p text:style-name="P13">Arreglo y reparaciones de riegos automáticos.</text:p>
        </text:list-item>
        <text:list-item>
          <text:p text:style-name="P13">Injertos de frutales</text:p>
        </text:list-item>
        <text:list-item>
          <text:p text:style-name="P13">Aplicación de fertilizantes</text:p>
        </text:list-item>
      </text:list>
      <text:p text:style-name="P3"><text:a xlink:type="simple" xlink:href="http://www.paisarq.cl/" text:style-name="Internet_20_link" text:visited-style-name="Visited_20_Internet_20_Link">http://www.paisarq.cl</text:a></text:p>
      <text:list xml:id="list3544022209" text:style-name="L3">
        <text:list-item>
          <text:p text:style-name="P14">DISEÑO Y CONSTRUCCIÓN</text:p>
        </text:list-item>
        <text:list-item>
          <text:p text:style-name="P14">MANTENCIÓN</text:p>
        </text:list-item>
        <text:list-item>
          <text:p text:style-name="P14">PODA Y TRASLADO</text:p>
        </text:list-item>
        <text:list-item>
          <text:p text:style-name="P14">RIEGO AUTOMÁTICO</text:p>
        </text:list-item>
      </text:list>
      <text:p text:style-name="P4"/>
      <text:list xml:id="list115302852853317" text:continue-numbering="true" text:style-name="L3">
        <text:list-header>
          <text:p text:style-name="P19"><text:a xlink:type="simple" xlink:href="https://www.cl.issworld.com/" text:style-name="Internet_20_link" text:visited-style-name="Visited_20_Internet_20_Link">https://www.cl.issworld.com</text:a></text:p>
        </text:list-header>
      </text:list>
      <text:p text:style-name="P3"/>
      <text:p text:style-name="P5">Diseño de programas de mantenimiento de acuerdo a necesidades propias y particulares de cada zona geográfica.</text:p>
      <text:p text:style-name="P5"/>
      <text:p text:style-name="P5">· <text:s text:c="8"/>Poda de césped, setos, plantas y árboles.</text:p>
      <text:p text:style-name="P5"/>
      <text:p text:style-name="P5">· <text:s text:c="8"/>Riego, fertilización y abono.</text:p>
      <text:p text:style-name="P5"/>
      <text:p text:style-name="P5">· <text:s text:c="8"/>Limpieza: Recolección de hojas secas, ramas, hierbas, etc.</text:p>
      <text:p text:style-name="P5"/>
      <text:p text:style-name="P5">· <text:s text:c="8"/>Poda de formación: proporcionar el tamaño y la forma deseada.</text:p>
      <text:p text:style-name="P5"/>
      <text:p text:style-name="P5">· <text:s text:c="8"/>Elevación de copa: Elevación de ramas inferiores. </text:p>
      <text:p text:style-name="P5"/>
      <text:p text:style-name="P5">Acondicionamiento de áreas verdes</text:p>
      <text:p text:style-name="P5"/>
      <text:p text:style-name="P5">· <text:s text:c="8"/>Forestación: Plantado de especies para incrementar la cantidad de vegetación.</text:p>
      <text:p text:style-name="P5"/>
      <text:p text:style-name="P5">· <text:s text:c="8"/>Reforestación: plantado de especies para cambiar las existentes, sin incrementar la cantidad de vegetación.</text:p>
      <text:p text:style-name="P5"/>
      <text:p text:style-name="P5">· <text:s text:c="8"/>Aireación de terreno: Maniobra de aflojado de tierra para garantizar la correcta penetración del agua y aire que favorece el crecimiento de raíces y la distribución de nutrientes.</text:p>
      <text:p text:style-name="P5"/>
      <text:p text:style-name="P5">· <text:s text:c="8"/>Establecimiento de jardineras y macetones. </text:p>
      <text:p text:style-name="P5"/>
      <text:p text:style-name="P5">Sanidad de áreas verdes</text:p>
      <text:p text:style-name="P5"/>
      <text:p text:style-name="P5"><text:soft-page-break/>· <text:s text:c="8"/>Deshierbe: Eliminación de plantas no deseadas.</text:p>
      <text:p text:style-name="P5">Control de plagas.</text:p>
      <text:p text:style-name="P5"/>
      <text:p text:style-name="P5">· <text:s text:c="8"/>Encalado de árboles: Tratamiento para protección de la corteza de los árboles.</text:p>
      <text:p text:style-name="P5"/>
      <text:p text:style-name="P5">· <text:s text:c="8"/>Sanidad de áreas verdes libres: deshierbe de áreas libre en adocreto, adopasto, estacionamientos y guarniciones.</text:p>
      <text:p text:style-name="P5"/>
      <text:p text:style-name="P5">· <text:s text:c="8"/>Derribes.</text:p>
      <text:p text:style-name="P5"/>
      <text:p text:style-name="P5"/>
      <text:p text:style-name="P5">Servicios especializados</text:p>
      <text:p text:style-name="P5"/>
      <text:p text:style-name="P5">· <text:s text:c="8"/>Landscaping: Diseño y paisajismo.</text:p>
      <text:p text:style-name="P5"/>
      <text:p text:style-name="P5">· <text:s text:c="8"/>Sistemas de riego por aspersión.</text:p>
      <text:p text:style-name="P5">· <text:s text:c="8"/>Suministro de arreglos florales.</text:p>
      <text:p text:style-name="P5"/>
      <text:p text:style-name="P5"><text:a xlink:type="simple" xlink:href="https://www.bachlerpaisajismo.com/" text:style-name="Internet_20_link" text:visited-style-name="Visited_20_Internet_20_Link">https://www.bachlerpaisajismo.com/</text:a></text:p>
      <text:p text:style-name="P5"/>
      <text:p text:style-name="P5">Proyectos de paisajismo </text:p>
      <text:p text:style-name="P5">Proyectos de riego</text:p>
      <text:p text:style-name="P5">Ejecucion de jardines</text:p>
      <text:p text:style-name="P5">Asesorias</text:p>
      <text:p text:style-name="P5"/>
      <text:p text:style-name="P5"><text:a xlink:type="simple" xlink:href="http://www.asemafor.cl/" text:style-name="Internet_20_link" text:visited-style-name="Visited_20_Internet_20_Link">http://www.asemafor.cl</text:a></text:p>
      <text:p text:style-name="P10">Mantención de Áreas Verdes</text:p>
      <text:list xml:id="list3189624953" text:style-name="L4">
        <text:list-item>
          <text:list>
            <text:list-item>
              <text:p text:style-name="P12">Plantación</text:p>
            </text:list-item>
            <text:list-item>
              <text:p text:style-name="P12">Limpieza</text:p>
            </text:list-item>
            <text:list-item>
              <text:p text:style-name="P12">Poda</text:p>
            </text:list-item>
          </text:list>
        </text:list-item>
        <text:list-item>
          <text:p text:style-name="P12"><text:soft-page-break/>Sistema de Riego</text:p>
        </text:list-item>
        <text:list-item>
          <text:p text:style-name="P12">Control Fitosanitario y Fumigaciones</text:p>
        </text:list-item>
      </text:list>
      <text:p text:style-name="P5"/>
      <text:p text:style-name="P20"><text:a xlink:type="simple" xlink:href="https://argeo.cl/" text:style-name="Internet_20_link" text:visited-style-name="Visited_20_Internet_20_Link">https://argeo.cl</text:a></text:p>
      <text:p text:style-name="P5">Proyectos para Paisajismo Urbano</text:p>
      <text:list xml:id="list1491450925" text:style-name="L5">
        <text:list-item>
          <text:p text:style-name="P16">Plazas</text:p>
        </text:list-item>
        <text:list-item>
          <text:p text:style-name="P16">Reforestaciones</text:p>
        </text:list-item>
        <text:list-item>
          <text:p text:style-name="P16">Paseos peatonales</text:p>
        </text:list-item>
        <text:list-item>
          <text:p text:style-name="P16">Parques</text:p>
        </text:list-item>
        <text:list-item>
          <text:p text:style-name="P17">Entre Otro</text:p>
        </text:list-item>
        <text:list-item>
          <text:p text:style-name="P17"/>
        </text:list-item>
      </text:list>
      <text:p text:style-name="P18"><text:span text:style-name="T3">Q</text:span>ué Realizamos en su Construcción de Jardín?</text:p>
      <text:list xml:id="list115303072052545" text:continue-numbering="true" text:style-name="L5">
        <text:list-item>
          <text:p text:style-name="P16">Diseño de todas las áreas exteriores.</text:p>
        </text:list-item>
        <text:list-item>
          <text:p text:style-name="P16">Construcción de Jardines.</text:p>
        </text:list-item>
        <text:list-item>
          <text:p text:style-name="P16">Sistema de Riego Automático y Autónomo.</text:p>
        </text:list-item>
        <text:list-item>
          <text:p text:style-name="P16">Mantenimiento de Jardines Privados y Públicos.</text:p>
        </text:list-item>
        <text:list-item>
          <text:p text:style-name="P16">Tratamiento Fitosanitario.</text:p>
        </text:list-item>
        <text:list-item>
          <text:p text:style-name="P16">Podas y Fertilizaciones</text:p>
        </text:list-item>
        <text:list-item>
          <text:p text:style-name="P16">Restauración y Limpieza.</text:p>
        </text:list-item>
        <text:list-item>
          <text:p text:style-name="P16">Entre Otras</text:p>
        </text:list-item>
        <text:list-item>
          <text:p text:style-name="P16">Asesorías.</text:p>
        </text:list-item>
        <text:list-item>
          <text:p text:style-name="P16">Inspección Técnica, ITO en Construcción de Áreas Verdes y Sistemas de Riego</text:p>
        </text:list-item>
      </text:list>
      <text:p text:style-name="P5">Proyectos para Paisajismo Urbano</text:p>
      <text:list xml:id="list115302778572803" text:continue-numbering="true" text:style-name="L5">
        <text:list-item>
          <text:p text:style-name="P16">Plazas</text:p>
        </text:list-item>
        <text:list-item>
          <text:p text:style-name="P16">Reforestaciones</text:p>
        </text:list-item>
        <text:list-item>
          <text:p text:style-name="P16">Paseos peatonales</text:p>
        </text:list-item>
        <text:list-item>
          <text:p text:style-name="P16">Parques</text:p>
        </text:list-item>
        <text:list-item>
          <text:p text:style-name="P16">Entre Otros</text:p>
        </text:list-item>
      </text:list>
      <text:p text:style-name="P5"/>
      <text:p text:style-name="P5"/>
      <text:p text:style-name="P5"/>
      <text:p text:style-name="P5"/>
      <text:list xml:id="list115302268941613" text:continue-list="list1199437124" text:style-name="Outline">
        <text:list-item>
          <text:list>
            <text:list-item>
              <text:h text:style-name="P23" text:outline-level="2"><text:soft-page-break/>Que es un servicio entonces</text:h>
            </text:list-item>
          </text:list>
        </text:list-item>
      </text:list>
      <text:p text:style-name="P11">Es una lista d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5</text:page-number><text:span text:style-name="MT2"><text:s/>de </text:span><text:page-count style:num-format="1">6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8-11-21T11:25:44.277000000</meta:creation-date>
    <meta:editing-duration>PT12H46M59S</meta:editing-duration>
    <meta:generator>LibreOffice/6.1.0.3$Windows_X86_64 LibreOffice_project/efb621ed25068d70781dc026f7e9c5187a4decd1</meta:generator>
    <dc:date>2018-11-22T11:53:00.562000000</dc:date>
    <meta:document-statistic meta:table-count="0" meta:image-count="0" meta:object-count="0" meta:page-count="6" meta:paragraph-count="88" meta:word-count="457" meta:character-count="3145" meta:non-whitespace-character-count="26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